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H39M29S</meta:editing-duration>
    <meta:editing-cycles>2</meta:editing-cycles>
    <dc:date>2014-06-23T22:47:35.36</dc:date>
    <dc:creator>Thomas Stadler</dc:creator>
    <meta:document-statistic meta:object-count="28"/>
    <meta:generator>OpenOffice/4.1.0$Win32 OpenOffice.org_project/410m18$Build-9764</meta:generator>
  </office:meta>
</office:document-meta>
</file>